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2.65cm" fo:min-width="9.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858cm" fo:min-width="2.582cm"/>
    </style:style>
    <style:style style:name="gr3" style:family="graphic" style:parent-style-name="standard">
      <style:graphic-properties draw:stroke="none" svg:stroke-color="#000000" draw:fill="none" draw:fill-color="#ffffff" fo:min-height="1.407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4.522cm"/>
    </style:style>
    <style:style style:name="gr5" style:family="graphic" style:parent-style-name="standard">
      <style:graphic-properties draw:stroke="none" svg:stroke-color="#000000" draw:fill="none" draw:fill-color="#ffffff" fo:min-height="8.45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cm" svg:height="22.9cm" svg:x="8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62cm" svg:height="6.214cm" svg:x="1.638cm" svg:y="11.786cm">
          <text:p text:style-name="P2">Actor: </text:p>
          <text:p text:style-name="P2">Website owner/</text:p>
          <text:p text:style-name="P2">Project 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8.3cm" svg:height="1.657cm" svg:x="9.6cm" svg:y="5.443cm">
          <draw:text-box>
            <text:p>Turnkey subsystem: Media upload and handling</text:p>
          </draw:text-box>
        </draw:frame>
        <draw:custom-shape draw:style-name="gr4" draw:text-style-name="P2" draw:layer="layout" svg:width="7.1cm" svg:height="2.9cm" svg:x="10.4cm" svg:y="7.6cm">
          <text:p text:style-name="P2">Upload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1cm" svg:height="2.9cm" svg:x="10.508cm" svg:y="11.3cm">
          <text:p text:style-name="P2">Updat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2cm" svg:height="8.7cm" svg:x="1.7cm" svg:y="1.7cm">
          <draw:text-box>
            <text:p>Use Case functions:</text:p>
            <text:p>1. Upload and handle media, adhering to CRUD guidelines.</text:p>
            <text:p>2. ‘Media’ refers to any photographs or videos which may be supported by the turnkey system</text:p>
          </draw:text-box>
        </draw:frame>
        <draw:custom-shape draw:style-name="gr4" draw:text-style-name="P2" draw:layer="layout" svg:width="7.1cm" svg:height="2.9cm" svg:x="10.6cm" svg:y="19.2cm">
          <text:p text:style-name="P2">Delet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8cm" svg:y1="14.9cm" svg:x2="10.4cm" svg:y2="9.1cm">
          <text:p/>
        </draw:line>
        <draw:line draw:style-name="gr6" draw:text-style-name="P4" draw:layer="layout" svg:x1="7.8cm" svg:y1="14.9cm" svg:x2="10.5cm" svg:y2="12.8cm">
          <text:p/>
        </draw:line>
        <draw:line draw:style-name="gr6" draw:text-style-name="P4" draw:layer="layout" svg:x1="7.8cm" svg:y1="14.9cm" svg:x2="10.5cm" svg:y2="16.6cm">
          <text:p/>
        </draw:line>
        <draw:custom-shape draw:style-name="gr4" draw:text-style-name="P2" draw:layer="layout" svg:width="7.1cm" svg:height="2.9cm" svg:x="10.5cm" svg:y="15.4cm">
          <text:p text:style-name="P2">Add description/</text:p>
          <text:p text:style-name="P2">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8cm" svg:y1="14.9cm" svg:x2="10.8cm" svg:y2="20.2cm">
          <text:p/>
        </draw:line>
        <draw:custom-shape draw:style-name="gr4" draw:text-style-name="P2" draw:layer="layout" svg:width="7.1cm" svg:height="2.9cm" svg:x="10.6cm" svg:y="23.2cm">
          <text:p text:style-name="P2">View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8cm" svg:y1="14.9cm" svg:x2="10.7cm" svg:y2="2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22:53:43.339000000</meta:creation-date>
    <dc:date>2017-08-16T01:26:13.404000000</dc:date>
    <meta:editing-duration>PT34M22S</meta:editing-duration>
    <meta:editing-cycles>3</meta:editing-cycles>
    <meta:generator>LibreOffice/5.3.4.2$Windows_x86 LibreOffice_project/f82d347ccc0be322489bf7da61d7e4ad13fe2ff3</meta:generator>
    <meta:document-statistic meta:object-count="14"/>
  </office:meta>
</office:document-meta>
</file>